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0.71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istancetest_201911131023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 Position</text:p>
          </table:table-cell>
          <table:table-cell office:value-type="string" calcext:value-type="string">
            <text:p><text:s/>wire/straw</text:p>
          </table:table-cell>
          <table:table-cell office:value-type="string" calcext:value-type="string">
            <text:p><text:s/>resistance mean</text:p>
          </table:table-cell>
          <table:table-cell office:value-type="string" calcext:value-type="string">
            <text:p><text:s/>resistance sigma</text:p>
          </table:table-cell>
          <table:table-cell office:value-type="string" calcext:value-type="string">
            <text:p><text:s/>nvalu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.057" calcext:value-type="float">
            <text:p>218.057</text:p>
          </table:table-cell>
          <table:table-cell office:value-type="float" office:value="0.615888" calcext:value-type="float">
            <text:p>0.6158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4.298" calcext:value-type="float">
            <text:p>214.298</text:p>
          </table:table-cell>
          <table:table-cell office:value-type="float" office:value="0.507394" calcext:value-type="float">
            <text:p>0.5073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0.964" calcext:value-type="float">
            <text:p>210.964</text:p>
          </table:table-cell>
          <table:table-cell office:value-type="float" office:value="0.549795" calcext:value-type="float">
            <text:p>0.549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71.199" calcext:value-type="float">
            <text:p>171.199</text:p>
          </table:table-cell>
          <table:table-cell office:value-type="float" office:value="27.2646" calcext:value-type="float">
            <text:p>27.26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73.182" calcext:value-type="float">
            <text:p>173.182</text:p>
          </table:table-cell>
          <table:table-cell office:value-type="float" office:value="0.485508" calcext:value-type="float">
            <text:p>0.4855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74.159" calcext:value-type="float">
            <text:p>174.159</text:p>
          </table:table-cell>
          <table:table-cell office:value-type="float" office:value="0.37371" calcext:value-type="float">
            <text:p>0.373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4.918" calcext:value-type="float">
            <text:p>164.918</text:p>
          </table:table-cell>
          <table:table-cell office:value-type="float" office:value="0.369157" calcext:value-type="float">
            <text:p>0.3691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5.597" calcext:value-type="float">
            <text:p>155.597</text:p>
          </table:table-cell>
          <table:table-cell office:value-type="float" office:value="0.466711" calcext:value-type="float">
            <text:p>0.4667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3.939" calcext:value-type="float">
            <text:p>153.939</text:p>
          </table:table-cell>
          <table:table-cell office:value-type="float" office:value="0.430493" calcext:value-type="float">
            <text:p>0.4304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3.155" calcext:value-type="float">
            <text:p>133.155</text:p>
          </table:table-cell>
          <table:table-cell office:value-type="float" office:value="0.370322" calcext:value-type="float">
            <text:p>0.3703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26.746" calcext:value-type="float">
            <text:p>126.746</text:p>
          </table:table-cell>
          <table:table-cell office:value-type="float" office:value="0.307273" calcext:value-type="float">
            <text:p>0.3072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24.868" calcext:value-type="float">
            <text:p>124.868</text:p>
          </table:table-cell>
          <table:table-cell office:value-type="float" office:value="7.0662" calcext:value-type="float">
            <text:p>7.06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<text:s/>panelid:MN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<text:s/>workerids: wk-dwildber0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resistancetest_20191113102325.A1:resistancetest_20191113102325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4:53:01.599473590</dc:date>
    <meta:editing-duration>PT36S</meta:editing-duration>
    <meta:editing-cycles>1</meta:editing-cycles>
    <meta:document-statistic meta:table-count="1" meta:cell-count="70" meta:object-count="0"/>
    <meta:generator>LibreOffice/5.1.6.2$Linux_X86_64 LibreOffice_project/10m0$Build-2</meta:generator>
  </office:meta>
</office:document-meta>
</file>